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8FCC0F6363D27867151.png" manifest:media-type="image/png"/>
  <manifest:file-entry manifest:full-path="Pictures/1000000100000438000008FC3AEB71651128FE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339cm" svg:height="13.5cm" svg:x="11.5cm" svg:y="3.5cm">
          <draw:image xlink:href="Pictures/1000000100000438000008FCC0F6363D27867151.png" xlink:type="simple" xlink:show="embed" xlink:actuate="onLoad" draw:mime-type="image/png">
            <text:p/>
          </draw:image>
        </draw:frame>
        <draw:frame draw:style-name="gr1" draw:text-style-name="P1" draw:layer="layout" svg:width="6.507cm" svg:height="13.859cm" svg:x="3.5cm" svg:y="3.5cm">
          <draw:image xlink:href="Pictures/1000000100000438000008FC3AEB71651128FE44.png" xlink:type="simple" xlink:show="embed" xlink:actuate="onLoad" draw:mime-type="image/png">
            <text:p/>
          </draw:image>
        </draw:frame>
        <draw:frame draw:style-name="gr2" draw:text-style-name="P2" draw:layer="layout" svg:width="3.647cm" svg:height="0.95cm" svg:x="4.753cm" svg:y="2.4cm">
          <draw:text-box>
            <text:p>ホーム画面</text:p>
          </draw:text-box>
        </draw:frame>
        <draw:frame draw:style-name="gr2" draw:text-style-name="P2" draw:layer="layout" svg:width="4.312cm" svg:height="0.95cm" svg:x="12.454cm" svg:y="2.4cm">
          <draw:text-box>
            <text:p>メモ編集画面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8T10:21:59.950000000</dc:date>
    <meta:editing-duration>PT1H3M3S</meta:editing-duration>
    <meta:editing-cycles>1</meta:editing-cycles>
    <meta:document-statistic meta:object-count="4"/>
    <meta:generator>LibreOffice/7.3.7.2$Windows_X86_64 LibreOffice_project/e114eadc50a9ff8d8c8a0567d6da8f454beeb84f</meta:generator>
  </office:meta>
</office:document-meta>
</file>